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4.336cm"/>
    </style:style>
    <style:style style:name="Таблица1.B" style:family="table-column">
      <style:table-column-properties style:column-width="12.65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6.696cm"/>
    </style:style>
    <style:style style:name="P1" style:family="paragraph" style:parent-style-name="Standard"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2" style:family="paragraph" style:parent-style-name="Text_20_body"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3" style:family="paragraph" style:parent-style-name="Text_20_body">
      <style:paragraph-properties fo:margin-top="0cm" fo:margin-bottom="0.212cm" style:contextual-spacing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paragraph-properties fo:margin-top="0cm" fo:margin-bottom="0.212cm" style:contextual-spacing="false"/>
      <style:text-properties fo:language="ru" fo:country="RU"/>
    </style:style>
    <style:style style:name="P6" style:family="paragraph" style:parent-style-name="Text_20_body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7" style:family="paragraph" style:parent-style-name="Text_20_body">
      <style:paragraph-properties fo:margin-top="0cm" fo:margin-bottom="0.212cm" style:contextual-spacing="false"/>
      <style:text-properties fo:font-variant="normal" fo:text-transform="none" fo:color="#172b4d" loext:opacity="100%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8" style:family="paragraph" style:parent-style-name="Text_20_body">
      <style:paragraph-properties fo:margin-top="0cm" fo:margin-bottom="0.212cm" style:contextual-spacing="false"/>
    </style:style>
    <style:style style:name="P9" style:family="paragraph" style:parent-style-name="Text_20_body">
      <style:text-properties officeooo:paragraph-rsid="00136fb4"/>
    </style:style>
    <style:style style:name="P10" style:family="paragraph" style:parent-style-name="Text_20_body">
      <style:text-properties fo:background-color="#ffff99"/>
    </style:style>
    <style:style style:name="P11" style:family="paragraph" style:parent-style-name="Text_20_body">
      <style:text-properties officeooo:paragraph-rsid="00147061"/>
    </style:style>
    <style:style style:name="P12" style:family="paragraph" style:parent-style-name="Text_20_body">
      <style:text-properties officeooo:paragraph-rsid="0017ea0f"/>
    </style:style>
    <style:style style:name="P13" style:family="paragraph" style:parent-style-name="Text_20_body">
      <style:text-properties fo:language="ru" fo:country="RU"/>
    </style:style>
    <style:style style:name="P14" style:family="paragraph" style:parent-style-name="Text_20_body">
      <style:paragraph-properties fo:margin-top="0cm" fo:margin-bottom="0.212cm" style:contextual-spacing="false"/>
      <style:text-properties fo:language="ru" fo:country="RU"/>
    </style:style>
    <style:style style:name="P15" style:family="paragraph" style:parent-style-name="Text_20_body">
      <style:text-properties officeooo:paragraph-rsid="00136fb4"/>
    </style:style>
    <style:style style:name="P16" style:family="paragraph" style:parent-style-name="Text_20_body">
      <style:text-properties fo:background-color="#ffff99"/>
    </style:style>
    <style:style style:name="P17" style:family="paragraph" style:parent-style-name="Text_20_body">
      <style:text-properties officeooo:paragraph-rsid="00147061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7061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29ea9"/>
    </style:style>
    <style:style style:name="T5" style:family="text">
      <style:text-properties fo:language="ru" fo:country="RU" officeooo:rsid="00136fb4"/>
    </style:style>
    <style:style style:name="T6" style:family="text">
      <style:text-properties fo:language="ru" fo:country="RU" officeooo:rsid="00147061"/>
    </style:style>
    <style:style style:name="T7" style:family="text">
      <style:text-properties fo:font-variant="normal" fo:text-transform="none" fo:color="#172b4d" loext:opacity="100%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T8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T9" style:family="text">
      <style:text-properties fo:background-color="#ffff99" loext:char-shading-value="0"/>
    </style:style>
    <style:style style:name="T10" style:family="text">
      <style:text-properties officeooo:rsid="001154f7"/>
    </style:style>
    <style:style style:name="T11" style:family="text">
      <style:text-properties officeooo:rsid="00136fb4"/>
    </style:style>
    <style:style style:name="T12" style:family="text">
      <style:text-properties officeooo:rsid="00147061"/>
    </style:style>
    <style:style style:name="T13" style:family="text">
      <style:text-properties officeooo:rsid="0019c1e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>
        <text:changed-region xml:id="ct2291990189840" text:id="ct2291990189840">
          <text:deletion>
            <office:change-info>
              <dc:creator>Тарас</dc:creator>
              <dc:date>2024-06-08T18:18:34</dc:date>
            </office:change-info>
            <text:p text:style-name="P4">«</text:p>
          </text:deletion>
        </text:changed-region>
        <text:changed-region xml:id="ct2291990200208" text:id="ct2291990200208">
          <text:deletion>
            <office:change-info>
              <dc:creator>Тарас</dc:creator>
              <dc:date>2024-06-08T18:18:33</dc:date>
            </office:change-info>
            <text:p text:style-name="P4">»</text:p>
          </text:deletion>
        </text:changed-region>
        <text:changed-region xml:id="ct2292084615776" text:id="ct2292084615776">
          <text:insertion>
            <office:change-info>
              <dc:creator>Тарас</dc:creator>
              <dc:date>2024-06-07T14:37:24</dc:date>
            </office:change-info>
          </text:insertion>
        </text:changed-region>
        <text:changed-region xml:id="ct2292084598784" text:id="ct2292084598784">
          <text:deletion>
            <office:change-info>
              <dc:creator>Тарас</dc:creator>
              <dc:date>2024-06-07T14:37:23</dc:date>
            </office:change-info>
            <text:p text:style-name="P4"><text:span text:style-name="T10">л</text:span></text:p>
          </text:deletion>
        </text:changed-region>
        <text:changed-region xml:id="ct2292084607712" text:id="ct2292084607712">
          <text:deletion>
            <office:change-info>
              <dc:creator>Тарас</dc:creator>
              <dc:date>2024-06-07T14:39:23</dc:date>
            </office:change-info>
            <text:p text:style-name="Text_20_body"><text:span text:style-name="T3">Резкар</text:span></text:p>
          </text:deletion>
        </text:changed-region>
        <text:changed-region xml:id="ct2292084616064" text:id="ct2292084616064">
          <text:insertion>
            <office:change-info>
              <dc:creator>Тарас</dc:creator>
              <dc:date>2024-06-07T14:39:23</dc:date>
            </office:change-info>
          </text:insertion>
        </text:changed-region>
        <text:changed-region xml:id="ct2292084604256" text:id="ct2292084604256">
          <text:deletion>
            <office:change-info>
              <dc:creator>Тарас</dc:creator>
              <dc:date>2024-06-07T19:29:10</dc:date>
            </office:change-info>
            <text:p text:style-name="Text_20_body"><text:span text:style-name="T3">воинов</text:span></text:p>
          </text:deletion>
        </text:changed-region>
        <text:changed-region xml:id="ct2292084611456" text:id="ct2292084611456">
          <text:deletion>
            <office:change-info>
              <dc:creator>Тарас</dc:creator>
              <dc:date>2024-06-07T19:29:51</dc:date>
            </office:change-info>
            <text:p text:style-name="Text_20_body"><text:span text:style-name="T3">стремительно</text:span></text:p>
          </text:deletion>
        </text:changed-region>
        <text:changed-region xml:id="ct2292084604544" text:id="ct2292084604544">
          <text:insertion>
            <office:change-info>
              <dc:creator>Тарас</dc:creator>
              <dc:date>2024-06-07T19:29:53</dc:date>
            </office:change-info>
          </text:insertion>
        </text:changed-region>
        <text:changed-region xml:id="ct2292084608288" text:id="ct2292084608288">
          <text:deletion>
            <office:change-info>
              <dc:creator>Тарас</dc:creator>
              <dc:date>2024-06-08T14:20:44</dc:date>
            </office:change-info>
            <text:p text:style-name="Text_20_body"><text:span text:style-name="T3"><text:s/></text:span></text:p>
          </text:deletion>
        </text:changed-region>
        <text:changed-region xml:id="ct2292084612032" text:id="ct2292084612032">
          <text:deletion>
            <office:change-info>
              <dc:creator>Тарас</dc:creator>
              <dc:date>2024-06-07T19:30:47</dc:date>
            </office:change-info>
            <text:p text:style-name="Text_20_body"><text:span text:style-name="T3">и всех</text:span></text:p>
          </text:deletion>
        </text:changed-region>
        <text:changed-region xml:id="ct2292084610016" text:id="ct2292084610016">
          <text:deletion>
            <office:change-info>
              <dc:creator>Тарас</dc:creator>
              <dc:date>2024-06-07T19:31:15</dc:date>
            </office:change-info>
            <text:p text:style-name="Text_20_body"><text:span text:style-name="T3">А </text:span></text:p>
          </text:deletion>
        </text:changed-region>
        <text:changed-region xml:id="ct2292084604832" text:id="ct2292084604832">
          <text:deletion>
            <office:change-info>
              <dc:creator>Тарас</dc:creator>
              <dc:date>2024-06-08T14:10:46</dc:date>
            </office:change-info>
            <text:p text:style-name="Text_20_body"><text:span text:style-name="T3"><text:s/>было</text:span></text:p>
          </text:deletion>
        </text:changed-region>
        <text:changed-region xml:id="ct2292084612320" text:id="ct2292084612320">
          <text:insertion>
            <office:change-info>
              <dc:creator>Тарас</dc:creator>
              <dc:date>2024-06-08T14:10:49</dc:date>
            </office:change-info>
          </text:insertion>
        </text:changed-region>
        <text:changed-region xml:id="ct2292084605408" text:id="ct2292084605408">
          <text:format-change>
            <office:change-info>
              <dc:creator>Тарас</dc:creator>
              <dc:date>2024-06-08T14:10:53</dc:date>
            </office:change-info>
          </text:format-change>
        </text:changed-region>
        <text:changed-region xml:id="ct2292084607136" text:id="ct2292084607136">
          <text:insertion>
            <office:change-info>
              <dc:creator>Тарас</dc:creator>
              <dc:date>2024-06-08T14:10:53</dc:date>
            </office:change-info>
          </text:insertion>
        </text:changed-region>
        <text:changed-region xml:id="ct2292084599360" text:id="ct2292084599360">
          <text:deletion>
            <office:change-info>
              <dc:creator>Тарас</dc:creator>
              <dc:date>2024-06-08T14:10:52</dc:date>
            </office:change-info>
            <text:p text:style-name="Text_20_body"><text:span text:style-name="T6">но</text:span></text:p>
          </text:deletion>
        </text:changed-region>
        <text:changed-region xml:id="ct2292084599648" text:id="ct2292084599648">
          <text:deletion>
            <office:change-info>
              <dc:creator>Тарас</dc:creator>
              <dc:date>2024-06-08T14:21:00</dc:date>
            </office:change-info>
            <text:p text:style-name="Text_20_body"><text:s/></text:p>
          </text:deletion>
        </text:changed-region>
        <text:changed-region xml:id="ct2292084608864" text:id="ct2292084608864">
          <text:deletion>
            <office:change-info>
              <dc:creator>Тарас</dc:creator>
              <dc:date>2024-06-07T19:31:51</dc:date>
            </office:change-info>
            <text:p text:style-name="P9">Не<text:span text:style-name="T3">которое время </text:span>спустя</text:p>
          </text:deletion>
        </text:changed-region>
        <text:changed-region xml:id="ct2292084605120" text:id="ct2292084605120">
          <text:insertion>
            <office:change-info>
              <dc:creator>Тарас</dc:creator>
              <dc:date>2024-06-07T19:31:56</dc:date>
            </office:change-info>
          </text:insertion>
        </text:changed-region>
        <text:changed-region xml:id="ct2292084609152" text:id="ct2292084609152">
          <text:deletion>
            <office:change-info>
              <dc:creator>Тарас</dc:creator>
              <dc:date>2024-06-07T19:32:26</dc:date>
            </office:change-info>
            <text:p text:style-name="P9"><text:span text:style-name="T3">мощными</text:span></text:p>
          </text:deletion>
        </text:changed-region>
        <text:changed-region xml:id="ct2292084607424" text:id="ct2292084607424">
          <text:insertion>
            <office:change-info>
              <dc:creator>Тарас</dc:creator>
              <dc:date>2024-06-07T19:37:04</dc:date>
            </office:change-info>
          </text:insertion>
        </text:changed-region>
        <text:changed-region xml:id="ct2292084609440" text:id="ct2292084609440">
          <text:deletion>
            <office:change-info>
              <dc:creator>Тарас</dc:creator>
              <dc:date>2024-06-07T19:33:29</dc:date>
            </office:change-info>
            <text:p text:style-name="P9"><text:span text:style-name="T3">, стремясь пробиться в залы монастыря, где скрывался вождь орды</text:span></text:p>
          </text:deletion>
        </text:changed-region>
        <text:changed-region xml:id="ct2292084608000" text:id="ct2292084608000">
          <text:insertion>
            <office:change-info>
              <dc:creator>Тарас</dc:creator>
              <dc:date>2024-06-07T19:36:20</dc:date>
            </office:change-info>
          </text:insertion>
        </text:changed-region>
        <text:changed-region xml:id="ct2292084599936" text:id="ct2292084599936">
          <text:insertion>
            <office:change-info>
              <dc:creator>Тарас</dc:creator>
              <dc:date>2024-06-07T19:37:38</dc:date>
            </office:change-info>
          </text:insertion>
        </text:changed-region>
        <text:changed-region xml:id="ct2292084613760" text:id="ct2292084613760">
          <text:insertion>
            <office:change-info>
              <dc:creator>Тарас</dc:creator>
              <dc:date>2024-06-07T19:38:39</dc:date>
            </office:change-info>
          </text:insertion>
        </text:changed-region>
        <text:changed-region xml:id="ct2292084611744" text:id="ct2292084611744">
          <text:insertion>
            <office:change-info>
              <dc:creator>Тарас</dc:creator>
              <dc:date>2024-06-07T19:48:32</dc:date>
            </office:change-info>
          </text:insertion>
        </text:changed-region>
        <text:changed-region xml:id="ct2292084610304" text:id="ct2292084610304">
          <text:insertion>
            <office:change-info>
              <dc:creator>Тарас</dc:creator>
              <dc:date>2024-06-07T19:40:08</dc:date>
            </office:change-info>
          </text:insertion>
        </text:changed-region>
        <text:changed-region xml:id="ct2292084610592" text:id="ct2292084610592">
          <text:insertion>
            <office:change-info>
              <dc:creator>Тарас</dc:creator>
              <dc:date>2024-06-07T19:41:09</dc:date>
            </office:change-info>
          </text:insertion>
        </text:changed-region>
        <text:changed-region xml:id="ct2292084610880" text:id="ct2292084610880">
          <text:deletion>
            <office:change-info>
              <dc:creator>Тарас</dc:creator>
              <dc:date>2024-06-07T19:41:30</dc:date>
            </office:change-info>
            <text:p text:style-name="P10"><text:span text:style-name="T5">Тем временем отряд монахов во главе с Шолохом уже несколько дней пр</text:span></text:p>
          </text:deletion>
        </text:changed-region>
        <text:changed-region xml:id="ct2292084613184" text:id="ct2292084613184">
          <text:deletion>
            <office:change-info>
              <dc:creator>Тарас</dc:creator>
              <dc:date>2024-06-07T19:39:48</dc:date>
            </office:change-info>
            <text:p text:style-name="P10"><text:span text:style-name="T5">и</text:span></text:p>
          </text:deletion>
        </text:changed-region>
        <text:changed-region xml:id="ct2292084612608" text:id="ct2292084612608">
          <text:deletion>
            <office:change-info>
              <dc:creator>Тарас</dc:creator>
              <dc:date>2024-06-07T19:41:30</dc:date>
            </office:change-info>
            <text:p text:style-name="P10"><text:span text:style-name="T5">бывал возле монастыря в ожидании возможности проникнуть в некогда свой дом.</text:span></text:p>
          </text:deletion>
        </text:changed-region>
        <text:changed-region xml:id="ct2292084612896" text:id="ct2292084612896">
          <text:insertion>
            <office:change-info>
              <dc:creator>Тарас</dc:creator>
              <dc:date>2024-06-08T14:12:37</dc:date>
            </office:change-info>
          </text:insertion>
        </text:changed-region>
        <text:changed-region xml:id="ct2292084613472" text:id="ct2292084613472">
          <text:insertion>
            <office:change-info>
              <dc:creator>Тарас</dc:creator>
              <dc:date>2024-06-07T19:49:29</dc:date>
            </office:change-info>
          </text:insertion>
        </text:changed-region>
        <text:changed-region xml:id="ct2292084600224" text:id="ct2292084600224">
          <text:insertion>
            <office:change-info>
              <dc:creator>Тарас</dc:creator>
              <dc:date>2024-06-07T19:44:10</dc:date>
            </office:change-info>
          </text:insertion>
        </text:changed-region>
        <text:changed-region xml:id="ct2292084600800" text:id="ct2292084600800">
          <text:deletion>
            <office:change-info>
              <dc:creator>Тарас</dc:creator>
              <dc:date>2024-06-07T19:45:52</dc:date>
            </office:change-info>
            <text:p text:style-name="P10"><text:span text:style-name="T5">В</text:span></text:p>
          </text:deletion>
        </text:changed-region>
        <text:changed-region xml:id="ct2292084624992" text:id="ct2292084624992">
          <text:insertion>
            <office:change-info>
              <dc:creator>Тарас</dc:creator>
              <dc:date>2024-06-07T19:45:57</dc:date>
            </office:change-info>
          </text:insertion>
        </text:changed-region>
        <text:changed-region xml:id="ct2292084629312" text:id="ct2292084629312">
          <text:insertion>
            <office:change-info>
              <dc:creator>Тарас</dc:creator>
              <dc:date>2024-06-07T19:46:02</dc:date>
            </office:change-info>
          </text:insertion>
        </text:changed-region>
        <text:changed-region xml:id="ct2292084628448" text:id="ct2292084628448">
          <text:deletion>
            <office:change-info>
              <dc:creator>Тарас</dc:creator>
              <dc:date>2024-06-07T19:46:01</dc:date>
            </office:change-info>
            <text:p text:style-name="P10"><text:span text:style-name="T5">вшись</text:span></text:p>
          </text:deletion>
        </text:changed-region>
        <text:changed-region xml:id="ct2292084618368" text:id="ct2292084618368">
          <text:deletion>
            <office:change-info>
              <dc:creator>Тарас</dc:creator>
              <dc:date>2024-06-07T20:22:04</dc:date>
            </office:change-info>
            <text:p text:style-name="P10"><text:span text:style-name="T5"><text:s/></text:span></text:p>
          </text:deletion>
        </text:changed-region>
        <text:changed-region xml:id="ct2292084621536" text:id="ct2292084621536">
          <text:insertion>
            <office:change-info>
              <dc:creator>Тарас</dc:creator>
              <dc:date>2024-06-07T19:46:08</dc:date>
            </office:change-info>
          </text:insertion>
        </text:changed-region>
        <text:changed-region xml:id="ct2292084622112" text:id="ct2292084622112">
          <text:deletion>
            <office:change-info>
              <dc:creator>Тарас</dc:creator>
              <dc:date>2024-06-07T19:47:08</dc:date>
            </office:change-info>
            <text:p text:style-name="P10"><text:span text:style-name="T5">тем</text:span></text:p>
          </text:deletion>
        </text:changed-region>
        <text:changed-region xml:id="ct2292084631616" text:id="ct2292084631616">
          <text:insertion>
            <office:change-info>
              <dc:creator>Тарас</dc:creator>
              <dc:date>2024-06-07T19:47:09</dc:date>
            </office:change-info>
          </text:insertion>
        </text:changed-region>
        <text:changed-region xml:id="ct2292084625280" text:id="ct2292084625280">
          <text:insertion>
            <office:change-info>
              <dc:creator>Тарас</dc:creator>
              <dc:date>2024-06-07T20:22:12</dc:date>
            </office:change-info>
          </text:insertion>
        </text:changed-region>
        <text:changed-region xml:id="ct2292084625568" text:id="ct2292084625568">
          <text:deletion>
            <office:change-info>
              <dc:creator>Тарас</dc:creator>
              <dc:date>2024-06-07T19:47:15</dc:date>
            </office:change-info>
            <text:p text:style-name="P10"><text:span text:style-name="T3">что</text:span></text:p>
          </text:deletion>
        </text:changed-region>
        <text:changed-region xml:id="ct2292084625856" text:id="ct2292084625856">
          <text:insertion>
            <office:change-info>
              <dc:creator>Тарас</dc:creator>
              <dc:date>2024-06-07T19:47:17</dc:date>
            </office:change-info>
          </text:insertion>
        </text:changed-region>
        <text:changed-region xml:id="ct2292084626432" text:id="ct2292084626432">
          <text:insertion>
            <office:change-info>
              <dc:creator>Тарас</dc:creator>
              <dc:date>2024-06-07T19:46:35</dc:date>
            </office:change-info>
          </text:insertion>
        </text:changed-region>
        <text:changed-region xml:id="ct2292084626720" text:id="ct2292084626720">
          <text:insertion>
            <office:change-info>
              <dc:creator>Тарас</dc:creator>
              <dc:date>2024-06-08T14:14:49</dc:date>
            </office:change-info>
          </text:insertion>
        </text:changed-region>
        <text:changed-region xml:id="ct2292084629600" text:id="ct2292084629600">
          <text:deletion>
            <office:change-info>
              <dc:creator>Тарас</dc:creator>
              <dc:date>2024-06-07T19:46:32</dc:date>
            </office:change-info>
            <text:p text:style-name="P10"><text:span text:style-name="T3">, монахи решили действовать</text:span></text:p>
          </text:deletion>
        </text:changed-region>
        <text:changed-region xml:id="ct2292084619232" text:id="ct2292084619232">
          <text:deletion>
            <office:change-info>
              <dc:creator>Тарас</dc:creator>
              <dc:date>2024-06-08T14:14:33</dc:date>
            </office:change-info>
            <text:p text:style-name="P10"><text:span text:style-name="T3">.</text:span></text:p>
          </text:deletion>
        </text:changed-region>
        <text:changed-region xml:id="ct2292084632768" text:id="ct2292084632768">
          <text:deletion>
            <office:change-info>
              <dc:creator>Тарас</dc:creator>
              <dc:date>2024-06-07T19:59:31</dc:date>
            </office:change-info>
            <text:p text:style-name="Text_20_body"><text:span text:style-name="T3"/></text:p>
            <text:p text:style-name="P5"><text:span text:style-name="T3"/></text:p>
          </text:deletion>
        </text:changed-region>
        <text:changed-region xml:id="ct2292084633632" text:id="ct2292084633632">
          <text:insertion>
            <office:change-info>
              <dc:creator>Тарас</dc:creator>
              <dc:date>2024-06-07T20:23:34</dc:date>
            </office:change-info>
          </text:insertion>
        </text:changed-region>
        <text:changed-region xml:id="ct2292084633920" text:id="ct2292084633920">
          <text:insertion>
            <office:change-info>
              <dc:creator>Тарас</dc:creator>
              <dc:date>2024-06-07T20:16:03</dc:date>
            </office:change-info>
          </text:insertion>
        </text:changed-region>
        <text:changed-region xml:id="ct2292084634208" text:id="ct2292084634208">
          <text:deletion>
            <office:change-info>
              <dc:creator>Тарас</dc:creator>
              <dc:date>2024-06-07T20:15:48</dc:date>
            </office:change-info>
            <text:p text:style-name="P5">не смог организовать оборону и </text:p>
          </text:deletion>
        </text:changed-region>
        <text:changed-region xml:id="ct2292084618656" text:id="ct2292084618656">
          <text:deletion>
            <office:change-info>
              <dc:creator>Тарас</dc:creator>
              <dc:date>2024-06-07T19:54:04</dc:date>
            </office:change-info>
            <text:p text:style-name="P5">огромному</text:p>
          </text:deletion>
        </text:changed-region>
        <text:changed-region xml:id="ct2292084635072" text:id="ct2292084635072">
          <text:insertion>
            <office:change-info>
              <dc:creator>Тарас</dc:creator>
              <dc:date>2024-06-07T19:56:11</dc:date>
            </office:change-info>
          </text:insertion>
        </text:changed-region>
        <text:changed-region xml:id="ct2292084617504" text:id="ct2292084617504">
          <text:deletion>
            <office:change-info>
              <dc:creator>Тарас</dc:creator>
              <dc:date>2024-06-07T19:55:55</dc:date>
            </office:change-info>
            <text:p text:style-name="P5"><text:s/>звуки боя не утихли, </text:p>
          </text:deletion>
        </text:changed-region>
        <text:changed-region xml:id="ct2292084759200" text:id="ct2292084759200">
          <text:insertion>
            <office:change-info>
              <dc:creator>Тарас</dc:creator>
              <dc:date>2024-06-08T18:21:36</dc:date>
            </office:change-info>
          </text:insertion>
        </text:changed-region>
        <text:changed-region xml:id="ct2292084618944" text:id="ct2292084618944">
          <text:insertion>
            <office:change-info>
              <dc:creator>Тарас</dc:creator>
              <dc:date>2024-06-07T19:54:40</dc:date>
            </office:change-info>
          </text:insertion>
        </text:changed-region>
        <text:changed-region xml:id="ct2292084619520" text:id="ct2292084619520">
          <text:deletion>
            <office:change-info>
              <dc:creator>Тарас</dc:creator>
              <dc:date>2024-06-07T19:54:33</dc:date>
            </office:change-info>
            <text:p text:style-name="P5"><text:s/></text:p>
          </text:deletion>
        </text:changed-region>
        <text:changed-region xml:id="ct2292084619808" text:id="ct2292084619808">
          <text:deletion>
            <office:change-info>
              <dc:creator>Тарас</dc:creator>
              <dc:date>2024-06-07T19:56:16</dc:date>
            </office:change-info>
            <text:p text:style-name="P5">уже</text:p>
          </text:deletion>
        </text:changed-region>
        <text:changed-region xml:id="ct2292084642848" text:id="ct2292084642848">
          <text:insertion>
            <office:change-info>
              <dc:creator>Тарас</dc:creator>
              <dc:date>2024-06-07T19:56:18</dc:date>
            </office:change-info>
          </text:insertion>
        </text:changed-region>
        <text:changed-region xml:id="ct2292084645728" text:id="ct2292084645728">
          <text:deletion>
            <office:change-info>
              <dc:creator>Тарас</dc:creator>
              <dc:date>2024-06-07T20:04:00</dc:date>
            </office:change-info>
            <text:p text:style-name="P5">монастыря</text:p>
          </text:deletion>
        </text:changed-region>
        <text:changed-region xml:id="ct2292084651200" text:id="ct2292084651200">
          <text:insertion>
            <office:change-info>
              <dc:creator>Тарас</dc:creator>
              <dc:date>2024-06-07T20:04:00</dc:date>
            </office:change-info>
          </text:insertion>
        </text:changed-region>
        <text:changed-region xml:id="ct2292084646016" text:id="ct2292084646016">
          <text:deletion>
            <office:change-info>
              <dc:creator>Тарас</dc:creator>
              <dc:date>2024-06-07T20:03:16</dc:date>
            </office:change-info>
            <text:p text:style-name="P5"><text:bookmark-start text:name="__Annotation__6269_3270115435____ Копия 2"/>Р<text:bookmark-end text:name="__Annotation__6269_3270115435____ Копия 2"/>аспахнув ставни входных врат</text:p>
          </text:deletion>
        </text:changed-region>
        <text:changed-region xml:id="ct2292084642272" text:id="ct2292084642272">
          <text:insertion>
            <office:change-info>
              <dc:creator>Тарас</dc:creator>
              <dc:date>2024-06-07T20:04:55</dc:date>
              <text:p>Добавлен комментарий</text:p>
              <text:p/>
            </office:change-info>
          </text:insertion>
        </text:changed-region>
        <text:changed-region xml:id="ct2292084642560" text:id="ct2292084642560">
          <text:insertion>
            <office:change-info>
              <dc:creator>Тарас</dc:creator>
              <dc:date>2024-06-07T20:03:18</dc:date>
            </office:change-info>
          </text:insertion>
        </text:changed-region>
        <text:changed-region xml:id="ct2292084641408" text:id="ct2292084641408">
          <text:deletion>
            <office:change-info>
              <dc:creator>Тарас</dc:creator>
              <dc:date>2024-06-07T20:02:02</dc:date>
            </office:change-info>
            <text:p text:style-name="P5">узрели</text:p>
          </text:deletion>
        </text:changed-region>
        <text:changed-region xml:id="ct2292084637952" text:id="ct2292084637952">
          <text:insertion>
            <office:change-info>
              <dc:creator>Тарас</dc:creator>
              <dc:date>2024-06-07T20:02:03</dc:date>
            </office:change-info>
          </text:insertion>
        </text:changed-region>
        <text:changed-region xml:id="ct2292084649760" text:id="ct2292084649760">
          <text:deletion>
            <office:change-info>
              <dc:creator>Тарас</dc:creator>
              <dc:date>2024-06-07T20:24:09</dc:date>
            </office:change-info>
            <text:p text:style-name="P5">множество </text:p>
          </text:deletion>
        </text:changed-region>
        <text:changed-region xml:id="ct2292084643136" text:id="ct2292084643136">
          <text:deletion>
            <office:change-info>
              <dc:creator>Тарас</dc:creator>
              <dc:date>2024-06-07T20:13:44</dc:date>
            </office:change-info>
            <text:p text:style-name="P5">, среди которых были </text:p>
          </text:deletion>
        </text:changed-region>
        <text:changed-region xml:id="ct2292084643424" text:id="ct2292084643424">
          <text:insertion>
            <office:change-info>
              <dc:creator>Тарас</dc:creator>
              <dc:date>2024-06-07T20:24:14</dc:date>
            </office:change-info>
          </text:insertion>
        </text:changed-region>
        <text:changed-region xml:id="ct2291990199344" text:id="ct2291990199344">
          <text:deletion>
            <office:change-info>
              <dc:creator>Тарас</dc:creator>
              <dc:date>2024-06-08T18:20:10</dc:date>
            </office:change-info>
            <text:p text:style-name="P5"><text:span text:style-name="T12">серы</text:span></text:p>
          </text:deletion>
        </text:changed-region>
        <text:changed-region xml:id="ct2292084635936" text:id="ct2292084635936">
          <text:deletion>
            <office:change-info>
              <dc:creator>Тарас</dc:creator>
              <dc:date>2024-06-07T20:13:49</dc:date>
            </office:change-info>
            <text:p text:style-name="P5"><text:span text:style-name="T11">е</text:span></text:p>
          </text:deletion>
        </text:changed-region>
        <text:changed-region xml:id="ct2291990199632" text:id="ct2291990199632">
          <text:deletion>
            <office:change-info>
              <dc:creator>Тарас</dc:creator>
              <dc:date>2024-06-08T18:20:10</dc:date>
            </office:change-info>
            <text:p text:style-name="P5"><text:span text:style-name="T11"><text:s/>одеяния</text:span></text:p>
          </text:deletion>
        </text:changed-region>
        <text:changed-region xml:id="ct2292084636224" text:id="ct2292084636224">
          <text:deletion>
            <office:change-info>
              <dc:creator>Тарас</dc:creator>
              <dc:date>2024-06-07T20:05:47</dc:date>
            </office:change-info>
            <text:p text:style-name="P5">монахов, </text:p>
          </text:deletion>
        </text:changed-region>
        <text:changed-region xml:id="ct2292084644000" text:id="ct2292084644000">
          <text:insertion>
            <office:change-info>
              <dc:creator>Тарас</dc:creator>
              <dc:date>2024-06-07T20:17:29</dc:date>
            </office:change-info>
          </text:insertion>
        </text:changed-region>
        <text:changed-region xml:id="ct2292084648032" text:id="ct2292084648032">
          <text:insertion>
            <office:change-info>
              <dc:creator>Тарас</dc:creator>
              <dc:date>2024-06-07T20:17:50</dc:date>
            </office:change-info>
          </text:insertion>
        </text:changed-region>
        <text:changed-region xml:id="ct2292084637664" text:id="ct2292084637664">
          <text:insertion>
            <office:change-info>
              <dc:creator>Тарас</dc:creator>
              <dc:date>2024-06-07T20:24:49</dc:date>
            </office:change-info>
          </text:insertion>
        </text:changed-region>
        <text:changed-region xml:id="ct2292084651776" text:id="ct2292084651776">
          <text:insertion>
            <office:change-info>
              <dc:creator>Тарас</dc:creator>
              <dc:date>2024-06-07T20:24:52</dc:date>
            </office:change-info>
          </text:insertion>
        </text:changed-region>
        <text:changed-region xml:id="ct2292084652640" text:id="ct2292084652640">
          <text:deletion>
            <office:change-info>
              <dc:creator>Тарас</dc:creator>
              <dc:date>2024-06-07T20:06:18</dc:date>
            </office:change-info>
            <text:p text:style-name="P5">странствия</text:p>
          </text:deletion>
        </text:changed-region>
        <text:changed-region xml:id="ct2292084641696" text:id="ct2292084641696">
          <text:insertion>
            <office:change-info>
              <dc:creator>Тарас</dc:creator>
              <dc:date>2024-06-07T20:06:20</dc:date>
            </office:change-info>
          </text:insertion>
        </text:changed-region>
        <text:changed-region xml:id="ct2292084652928" text:id="ct2292084652928">
          <text:deletion>
            <office:change-info>
              <dc:creator>Тарас</dc:creator>
              <dc:date>2024-06-07T20:09:50</dc:date>
            </office:change-info>
            <text:p text:style-name="P5">, </text:p>
          </text:deletion>
        </text:changed-region>
        <text:changed-region xml:id="ct2292084650912" text:id="ct2292084650912">
          <text:deletion>
            <office:change-info>
              <dc:creator>Тарас</dc:creator>
              <dc:date>2024-06-07T20:08:38</dc:date>
            </office:change-info>
            <text:p text:style-name="P5">после</text:p>
          </text:deletion>
        </text:changed-region>
        <text:changed-region xml:id="ct2292084638528" text:id="ct2292084638528">
          <text:deletion>
            <office:change-info>
              <dc:creator>Тарас</dc:creator>
              <dc:date>2024-06-08T14:18:37</dc:date>
            </office:change-info>
            <text:p text:style-name="P5">,</text:p>
          </text:deletion>
        </text:changed-region>
        <text:changed-region xml:id="ct2292084652064" text:id="ct2292084652064">
          <text:insertion>
            <office:change-info>
              <dc:creator>Тарас</dc:creator>
              <dc:date>2024-06-08T14:18:38</dc:date>
            </office:change-info>
          </text:insertion>
        </text:changed-region>
        <text:changed-region xml:id="ct2291990201648" text:id="ct2291990201648">
          <text:insertion>
            <office:change-info>
              <dc:creator>Тарас</dc:creator>
              <dc:date>2024-06-08T18:20:50</dc:date>
            </office:change-info>
          </text:insertion>
        </text:changed-region>
        <text:changed-region xml:id="ct2292084653504" text:id="ct2292084653504">
          <text:insertion>
            <office:change-info>
              <dc:creator>Тарас</dc:creator>
              <dc:date>2024-06-08T14:17:44</dc:date>
            </office:change-info>
          </text:insertion>
        </text:changed-region>
        <text:changed-region xml:id="ct2292084644288" text:id="ct2292084644288">
          <text:deletion>
            <office:change-info>
              <dc:creator>Тарас</dc:creator>
              <dc:date>2024-06-07T20:10:17</dc:date>
            </office:change-info>
            <text:p text:style-name="P5"><text:span text:style-name="T11">оглушительно взорвался</text:span></text:p>
          </text:deletion>
        </text:changed-region>
        <text:changed-region xml:id="ct2292084636800" text:id="ct2292084636800">
          <text:deletion>
            <office:change-info>
              <dc:creator>Тарас</dc:creator>
              <dc:date>2024-06-08T14:17:58</dc:date>
            </office:change-info>
            <text:p text:style-name="P5"><text:span text:style-name="T11"><text:s/></text:span></text:p>
          </text:deletion>
        </text:changed-region>
        <text:changed-region xml:id="ct2292084638816" text:id="ct2292084638816">
          <text:deletion>
            <office:change-info>
              <dc:creator>Тарас</dc:creator>
              <dc:date>2024-06-07T20:13:06</dc:date>
            </office:change-info>
            <text:p text:style-name="P5"><text:span text:style-name="T9"><text:s/>странные</text:span></text:p>
          </text:deletion>
        </text:changed-region>
        <text:changed-region xml:id="ct2292084639104" text:id="ct2292084639104">
          <text:insertion>
            <office:change-info>
              <dc:creator>Тарас</dc:creator>
              <dc:date>2024-06-08T14:25:43</dc:date>
            </office:change-info>
          </text:insertion>
        </text:changed-region>
        <text:changed-region xml:id="ct2292084640544" text:id="ct2292084640544">
          <text:deletion>
            <office:change-info>
              <dc:creator>Тарас</dc:creator>
              <dc:date>2024-06-08T14:25:42</dc:date>
            </office:change-info>
            <text:p text:style-name="P4"><text:span text:style-name="T12">ого люда</text:span></text:p>
          </text:deletion>
        </text:changed-region>
        <text:changed-region xml:id="ct2292084653216" text:id="ct2292084653216">
          <text:insertion>
            <office:change-info>
              <dc:creator>Тарас</dc:creator>
              <dc:date>2024-06-08T14:25:44</dc:date>
            </office:change-info>
          </text:insertion>
        </text:changed-region>
        <text:changed-region xml:id="ct2292084637088" text:id="ct2292084637088">
          <text:insertion>
            <office:change-info>
              <dc:creator>Тарас</dc:creator>
              <dc:date>2024-06-08T14:29:15</dc:date>
            </office:change-info>
          </text:insertion>
        </text:changed-region>
        <text:changed-region xml:id="ct2292084652352" text:id="ct2292084652352">
          <text:insertion>
            <office:change-info>
              <dc:creator>Тарас</dc:creator>
              <dc:date>2024-06-08T14:34:44</dc:date>
            </office:change-info>
          </text:insertion>
        </text:changed-region>
        <text:changed-region xml:id="ct2292084647744" text:id="ct2292084647744">
          <text:deletion>
            <office:change-info>
              <dc:creator>Тарас</dc:creator>
              <dc:date>2024-06-08T14:32:55</dc:date>
            </office:change-info>
            <text:p text:style-name="P11"><text:span text:style-name="T3">командиром</text:span></text:p>
          </text:deletion>
        </text:changed-region>
        <text:changed-region xml:id="ct2292084635360" text:id="ct2292084635360">
          <text:insertion>
            <office:change-info>
              <dc:creator>Тарас</dc:creator>
              <dc:date>2024-06-08T14:32:55</dc:date>
            </office:change-info>
          </text:insertion>
        </text:changed-region>
        <text:changed-region xml:id="ct2292084648320" text:id="ct2292084648320">
          <text:insertion>
            <office:change-info>
              <dc:creator>Тарас</dc:creator>
              <dc:date>2024-06-08T14:33:13</dc:date>
            </office:change-info>
          </text:insertion>
        </text:changed-region>
        <text:changed-region xml:id="ct2292084639392" text:id="ct2292084639392">
          <text:deletion>
            <office:change-info>
              <dc:creator>Тарас</dc:creator>
              <dc:date>2024-06-08T14:33:17</dc:date>
            </office:change-info>
            <text:p text:style-name="P11"><text:span text:style-name="T6">армией </text:span></text:p>
          </text:deletion>
        </text:changed-region>
        <text:changed-region xml:id="ct2292084635648" text:id="ct2292084635648">
          <text:insertion>
            <office:change-info>
              <dc:creator>Тарас</dc:creator>
              <dc:date>2024-06-08T14:33:17</dc:date>
            </office:change-info>
          </text:insertion>
        </text:changed-region>
        <text:changed-region xml:id="ct2292084649184" text:id="ct2292084649184">
          <text:insertion>
            <office:change-info>
              <dc:creator>Тарас</dc:creator>
              <dc:date>2024-06-08T14:33:56</dc:date>
              <text:p>Добавлен комментарий</text:p>
              <text:p/>
            </office:change-info>
          </text:insertion>
        </text:changed-region>
        <text:changed-region xml:id="ct2292084650624" text:id="ct2292084650624">
          <text:insertion>
            <office:change-info>
              <dc:creator>Тарас</dc:creator>
              <dc:date>2024-06-08T17:01:47</dc:date>
              <text:p>Добавлен комментарий</text:p>
              <text:p/>
            </office:change-info>
          </text:insertion>
        </text:changed-region>
        <text:changed-region xml:id="ct2292084644576" text:id="ct2292084644576">
          <text:insertion>
            <office:change-info>
              <dc:creator>Тарас</dc:creator>
              <dc:date>2024-06-08T17:03:26</dc:date>
              <text:p>Добавлен комментарий</text:p>
              <text:p/>
            </office:change-info>
          </text:insertion>
        </text:changed-region>
        <text:changed-region xml:id="ct2292084644864" text:id="ct2292084644864">
          <text:insertion>
            <office:change-info>
              <dc:creator>Тарас</dc:creator>
              <dc:date>2024-06-08T17:11:55</dc:date>
              <text:p>Добавлен комментарий</text:p>
              <text:p/>
            </office:change-info>
          </text:insertion>
        </text:changed-region>
        <text:changed-region xml:id="ct2292084646304" text:id="ct2292084646304">
          <text:deletion>
            <office:change-info>
              <dc:creator>Тарас</dc:creator>
              <dc:date>2024-06-08T17:08:26</dc:date>
            </office:change-info>
            <text:p text:style-name="Text_20_body"><text:span text:style-name="T3">Мгновения спустя, в</text:span></text:p>
          </text:deletion>
        </text:changed-region>
        <text:changed-region xml:id="ct2292084640832" text:id="ct2292084640832">
          <text:insertion>
            <office:change-info>
              <dc:creator>Тарас</dc:creator>
              <dc:date>2024-06-08T17:08:31</dc:date>
            </office:change-info>
          </text:insertion>
        </text:changed-region>
        <text:changed-region xml:id="ct2292084637376" text:id="ct2292084637376">
          <text:format-change>
            <office:change-info>
              <dc:creator>Тарас</dc:creator>
              <dc:date>2024-06-08T17:08:31</dc:date>
            </office:change-info>
          </text:format-change>
        </text:changed-region>
        <text:changed-region xml:id="ct2292084638240" text:id="ct2292084638240">
          <text:deletion>
            <office:change-info>
              <dc:creator>Тарас</dc:creator>
              <dc:date>2024-06-08T17:18:29</dc:date>
            </office:change-info>
            <text:p text:style-name="Text_20_body"><text:span text:style-name="T1"><text:s/></text:span><text:span text:style-name="T3">Резкара</text:span></text:p>
          </text:deletion>
        </text:changed-region>
        <text:changed-region xml:id="ct2292084639680" text:id="ct2292084639680">
          <text:insertion>
            <office:change-info>
              <dc:creator>Тарас</dc:creator>
              <dc:date>2024-06-08T17:08:34</dc:date>
            </office:change-info>
          </text:insertion>
        </text:changed-region>
        <text:changed-region xml:id="ct2292084639968" text:id="ct2292084639968">
          <text:insertion>
            <office:change-info>
              <dc:creator>Тарас</dc:creator>
              <dc:date>2024-06-08T17:18:41</dc:date>
            </office:change-info>
          </text:insertion>
        </text:changed-region>
        <text:changed-region xml:id="ct2292084640256" text:id="ct2292084640256">
          <text:insertion>
            <office:change-info>
              <dc:creator>Тарас</dc:creator>
              <dc:date>2024-06-08T17:18:44</dc:date>
            </office:change-info>
          </text:insertion>
        </text:changed-region>
        <text:changed-region xml:id="ct2292084646592" text:id="ct2292084646592">
          <text:insertion>
            <office:change-info>
              <dc:creator>Тарас</dc:creator>
              <dc:date>2024-06-08T17:24:15</dc:date>
              <text:p>Добавлен комментарий</text:p>
              <text:p/>
            </office:change-info>
          </text:insertion>
        </text:changed-region>
        <text:changed-region xml:id="ct2292084648608" text:id="ct2292084648608">
          <text:insertion>
            <office:change-info>
              <dc:creator>Тарас</dc:creator>
              <dc:date>2024-06-08T17:27:42</dc:date>
            </office:change-info>
          </text:insertion>
        </text:changed-region>
        <text:changed-region xml:id="ct2292084646880" text:id="ct2292084646880">
          <text:insertion>
            <office:change-info>
              <dc:creator>Тарас</dc:creator>
              <dc:date>2024-06-08T17:27:46</dc:date>
            </office:change-info>
          </text:insertion>
        </text:changed-region>
        <text:changed-region xml:id="ct2291990201360" text:id="ct2291990201360">
          <text:insertion>
            <office:change-info>
              <dc:creator>Тарас</dc:creator>
              <dc:date>2024-06-08T18:16:46</dc:date>
              <text:p>Добавлен комментарий</text:p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Вступление.</text:p>
            <text:p text:style-name="P7"/>
          </table:table-cell>
          <table:table-cell table:style-name="Таблица1.B1" office:value-type="string">
            <text:p text:style-name="P4">Фритрис - мир, который населяют зверолюди. На разных континентах, <office:annotation office:name="__Annotation__6245_3270115435" loext:resolved="false"><dc:creator>Тарас</dc:creator><dc:date>2024-06-07T14:29:20.065000000</dc:date><meta:creator-initials>ТТ</meta:creator-initials><text:p text:style-name="P18"><text:span text:style-name="T14">Тут автоматом читаешь среди морей и высоких гор.</text:span></text:p></office:annotation>среди морей и в высоких горах<office:annotation-end office:name="__Annotation__6245_3270115435"/> ведут они свои дела, строят королевства, бьются за земли и торгуют. В общем, все идет своим ходом в мире Фритрис.</text:p>
            <text:p text:style-name="Text_20_body">Пока, однажды, невероятная череда событий не сломала размеренное течение жизни и, поставила<text:span text:style-name="T3"> всю цивилизацию </text:span>на край <text:span text:style-name="T3">гибельной </text:span>пропасти.</text:p>
            <text:p text:style-name="P4">У подножья древних гор, в далеком королевстве Dulmir <text:span text:style-name="T1">(</text:span>Дульмир<text:span text:style-name="T1">)</text:span>, на границе земель, по пыльной сельской дороге шел отряд наемников…</text:p>
          </table:table-cell>
        </table:table-row>
        <table:table-row>
          <table:table-cell table:style-name="Таблица1.A2" office:value-type="string">
            <text:p text:style-name="P2">Сцена 1. Первая стычка</text:p>
            <text:p text:style-name="P3"/>
          </table:table-cell>
          <table:table-cell table:style-name="Таблица1.B2" office:value-type="string">
            <text:p text:style-name="P4">Начало</text:p>
            <text:p text:style-name="Text_20_body">Резкар, могучий<text:span text:style-name="T3"> ящер-</text:span>наемник,<text:span text:style-name="T3"> со своим отрядом</text:span> <text:span text:style-name="T3">прибывает</text:span> в тихую деревню, где <text:span text:style-name="T3">узнаёт</text:span>, что<text:span text:style-name="T3"> её жители страдают от набегов бандитов</text:span>. Д<text:span text:style-name="T3">еревенский голова не поскупился на монеты и</text:span> быстро убед<text:span text:style-name="T3">ил</text:span> наемников встать на защиту поселения. На закате, под кроваво алыми облаками, разразил<text:span text:style-name="T3">ся бой, с темными фигурами грабителей встретилась сталь наемников.</text:span></text:p>
            <text:p text:style-name="Text_20_body">Финал</text:p>
            <text:p text:style-name="Text_20_body"><text:span text:style-name="T3">Когда последний грабитель упал, благодарные жители приглашают отпраздновать и поднять пенные кружки за победу. За выпивкой к Резкару подсаживается купец и просит сопроводить его в Tarankol (Таранкол). «В последнее время в окрестностях появилось много лихих людей, похоже какая то неведомая сила манит их в эти края.» </text:span><text:span text:style-name="T1">- </text:span><text:span text:style-name="T3">говорит торговец.</text:span></text:p>
          </table:table-cell>
        </table:table-row>
        <table:table-row>
          <table:table-cell table:style-name="Таблица1.A2" office:value-type="string">
            <text:p text:style-name="P6">Сцена 2. Караван</text:p>
            <text:p text:style-name="P7"/>
          </table:table-cell>
          <table:table-cell table:style-name="Таблица1.B2" office:value-type="string">
            <text:p text:style-name="P4">Начало</text:p>
            <text:p text:style-name="Text_20_body"><text:span text:style-name="T3">Через</text:span> деревн<text:span text:style-name="T3">ю</text:span> к портовому городу Tarankol <text:span text:style-name="T3">(Таранкол)</text:span> пролегает тракт, последнее время не спокойный. Группа наемников берется сопровождать купеческий караван через опасные земли. </text:p>
            <text:p text:style-name="Text_20_body">На пол пути, чуя богатую наживу, банда<text:span text:style-name="T3"> разбойников </text:span>нападает из засады. Резкар вскидывает руку, посылая знак отряду занять оборону.</text:p>
            <text:p text:style-name="Text_20_body">Финал</text:p>
            <text:p text:style-name="P4">Спасавшихся бегством врагов, наемники настигли в лесу у бандитского лагеря. Среди вещей и оружия, на пне, одиноко сидел монах, закованный в кандалы. «Меня звать <text:change text:change-id="ct2291990189840"/>Шолох<text:change text:change-id="ct2291990200208"/> и я благодарен вам за свое освобождение» - молвил он, когда наемник разбил оковы. Монаха взяли с собой до города, где его должен был жда<text:change-start text:change-id="ct2292084615776"/><text:span text:style-name="T10">ть</text:span><text:change-end text:change-id="ct2292084615776"/><text:change text:change-id="ct2292084598784"/> корабль и братья по вере. </text:p>
            <text:p text:style-name="P4">Когда караван доставил груз, купец отсыпает пару монет в руку Резкара и довольный удаляется. “Ты же видел как мы общаемся с разбойниками!“— пересчитав монеты, окликнул торговца Резкар.</text:p>
          </table:table-cell>
        </table:table-row>
        <table:table-row table:style-name="Таблица1.4">
          <table:table-cell table:style-name="Таблица1.A2" office:value-type="string">
            <text:p text:style-name="Text_20_body"><text:span text:style-name="T7">Сцена 3. <text:s/></text:span><text:span text:style-name="T8">Подлая месть</text:span></text:p>
          </table:table-cell>
          <table:table-cell table:style-name="Таблица1.B2" office:value-type="string">
            <text:p text:style-name="Text_20_body">Начало</text:p>
            <text:p text:style-name="Text_20_body"><text:span text:style-name="T3">Скупому купцу пришлось выплатить оговорённую стоимость полностью. Только тогда Резкар выпустил его из своих крепких объятий. Однако, торговец не забыл обиды и, </text:span>стремясь отомстить за <text:soft-page-break/>свои <text:span text:style-name="T3">унижения</text:span>, умело оклеветал <text:span text:style-name="T3">ящера</text:span> перед городским Советом, выдвинув обвинения в <text:span text:style-name="T3">нападении на караваны</text:span>. Отряды стражников по приказу Совета <text:span text:style-name="T3">атакуют</text:span> наемников. Сражение в узких улицах города станет тяжелым испытанием...</text:p>
            <text:p text:style-name="Text_20_body">Финал</text:p>
            <text:p text:style-name="Text_20_body"><text:span text:style-name="T3">Наемники пытались пробиться к спасительным городским вратам, но превосходящие силы противника оттеснили их прочь. </text:span><text:s/><text:span text:style-name="T3">Растерянные, наемники <text:s/>не знали, как выбраться из западни. Но тут появился Шолох</text:span>:<text:span text:style-name="T3"> «Следуйте за мной, на мой корабль. » - сказал он и указал рукой в направлении порта. Отряд </text:span><text:s/>с боями пробива<text:span text:style-name="T3">е</text:span>тся к порту и <text:span text:style-name="T3">взобравшись на</text:span> корабль, наконец, спаса<text:span text:style-name="T3">е</text:span>тся бегством от неоправданной и жестокой ярости <text:span text:style-name="T3">стражи</text:span>.</text:p>
          </table:table-cell>
        </table:table-row>
        <table:table-row>
          <table:table-cell table:style-name="Таблица1.A2" office:value-type="string">
            <text:p text:style-name="P8"><text:span text:style-name="T7">Сцена 4. </text:span><text:span text:style-name="T8">Морской бой</text:span></text:p>
          </table:table-cell>
          <table:table-cell table:style-name="Таблица1.B2" office:value-type="string">
            <text:p text:style-name="Text_20_body">Начало</text:p>
            <text:p text:style-name="Text_20_body">Уплыв на корабле<text:span text:style-name="T3">, наемники так и не получают столь желанного спасения. Из-за горизонта, наперерез им мчался фрегат с черным флагом. Пираты быстро настигают корабль Резкара и берут его на абордаж. «Эх, многовато нежданных приключений за последнее время. Сталь не успевает просохнуть» - промолвил </text:span><text:change text:change-id="ct2292084607712"/><text:change-start text:change-id="ct2292084616064"/><text:span text:style-name="T4">ящер</text:span><text:change-end text:change-id="ct2292084616064"/><text:span text:style-name="T3">, обнажая свое оружие.</text:span></text:p>
            <text:p text:style-name="Text_20_body">Финал</text:p>
            <text:p text:style-name="P4">В морском сражении погибло немало воинов, но корабль, уцелевший в бою, наконец-то причаливает к пристани. Город, в который прибыл отряд, назывался Brae. Тепло распрощавшись с наемниками, монахи продолжили свой путь, направившись на северо-запад, где вдалеке вздымались к небу горные хребты. А для воинов Резкара всегда найдётся хорошая работёнка в таком большом городе.</text:p>
          </table:table-cell>
        </table:table-row>
        <table:table-row>
          <table:table-cell table:style-name="Таблица1.A2" office:value-type="string">
            <text:p text:style-name="P8"><text:span text:style-name="T7">Сцена 5. <text:s/></text:span><text:span text:style-name="T8">Сокровища древности</text:span></text:p>
          </table:table-cell>
          <table:table-cell table:style-name="Таблица1.B2" office:value-type="string">
            <text:p text:style-name="Text_20_body">Начало</text:p>
            <text:p text:style-name="Text_20_body">В первом же портовом трактире, куда заглянул Резкар, шел найм добровольцев <text:span text:style-name="T3">в армию местного Лорда.</text:span> <text:span text:style-name="T3">Нежданная угроза нависла над этими землями, огромная орда </text:span><text:change text:change-id="ct2292084604256"/><text:span text:style-name="T3"><text:s/>спустилась с гор и </text:span><text:change text:change-id="ct2292084611456"/><text:change-start text:change-id="ct2292084604544"/><text:span text:style-name="T5">быстро</text:span><text:change-end text:change-id="ct2292084604544"/><text:span text:style-name="T3"> двигалась к городу, уничтожая все</text:span><text:change text:change-id="ct2292084608288"/><text:change text:change-id="ct2292084612032"/><text:span text:style-name="T3"> на пути</text:span>. <text:s/><text:span text:style-name="T3">Brae готовился к тяжелой осаде. </text:span><text:change text:change-id="ct2292084610016"/><text:span text:style-name="T3">Резкару</text:span><text:change text:change-id="ct2292084604832"/> <text:change-start text:change-id="ct2292084612320"/><text:span text:style-name="T6">же </text:span><text:change-end text:change-id="ct2292084612320"/><text:change-start text:change-id="ct2292084605408"/><text:span text:style-name="T3">приказа</text:span><text:change-end text:change-id="ct2292084605408"/><text:change-start text:change-id="ct2292084607136"/><text:span text:style-name="T6">ли</text:span><text:change-end text:change-id="ct2292084607136"/><text:change text:change-id="ct2292084599360"/> совершить рейд в горы и найти источник<text:change text:change-id="ct2292084599648"/><text:span text:style-name="T3"> нашествия.</text:span></text:p>
            <text:p text:style-name="P9"><text:change text:change-id="ct2292084608864"/><text:change-start text:change-id="ct2292084605120"/><text:span text:style-name="T5">Вскоре</text:span><text:change-end text:change-id="ct2292084605120"/>, <text:span text:style-name="T3">наемники</text:span> оказалась под <text:change text:change-id="ct2292084609152"/><text:s/>стенами древнего монастыря<text:change-start text:change-id="ct2292084607424"/><text:span text:style-name="T3">, </text:span><text:span text:style-name="T5">где скрывался вождь орды</text:span><text:change-end text:change-id="ct2292084607424"/>. <text:span text:style-name="T3">Резкар сразу уловил тяжелую ауру, тянущуюся шлейфом к этому месту. Отряд проник за стены под покровом темноты и внезапной атакой обрушился на врагов</text:span><text:change text:change-id="ct2292084609440"/><text:span text:style-name="T3">.</text:span></text:p>
            <text:p text:style-name="Standard">Монахи сцена:</text:p>
            <text:p text:style-name="P10"><text:change-start text:change-id="ct2292084608000"/><text:span text:style-name="T5">Не только Резкар стремился попасть</text:span><text:change-end text:change-id="ct2292084608000"/><text:change-start text:change-id="ct2292084599936"/><text:span text:style-name="T5"> в монастырь, уже несколько дней Шолох </text:span><text:change-end text:change-id="ct2292084599936"/><text:change-start text:change-id="ct2292084613760"/><text:span text:style-name="T5">с монахами пребывал </text:span><text:change-end text:change-id="ct2292084613760"/><text:change-start text:change-id="ct2292084611744"/><text:span text:style-name="T5">рядом</text:span><text:change-end text:change-id="ct2292084611744"/><text:change-start text:change-id="ct2292084610304"/><text:span text:style-name="T5"> в надежде проникну</text:span><text:change-end text:change-id="ct2292084610304"/><text:change-start text:change-id="ct2292084610592"/><text:span text:style-name="T5">ть в некогда свой дом</text:span><text:change-end text:change-id="ct2292084610592"/><text:change text:change-id="ct2292084610880"/><text:change text:change-id="ct2292084613184"/><text:change text:change-id="ct2292084612608"/><text:change-start text:change-id="ct2292084612896"/><text:span text:style-name="T5">.</text:span><text:change-end text:change-id="ct2292084612896"/><text:span text:style-name="T3"> </text:span><text:change-start text:change-id="ct2292084613472"/><text:span text:style-name="T5">О</text:span><text:change-end text:change-id="ct2292084613472"/><text:change-start text:change-id="ct2292084600224"/><text:span text:style-name="T5">ни </text:span><text:span text:style-name="T6">и</text:span><text:span text:style-name="T5"> </text:span><text:change-end text:change-id="ct2292084600224"/><text:change text:change-id="ct2292084600800"/><text:change-start text:change-id="ct2292084624992"/><text:span text:style-name="T5">в</text:span><text:change-end text:change-id="ct2292084624992"/><text:span text:style-name="T3">оспользова</text:span><text:change-start text:change-id="ct2292084629312"/><text:span text:style-name="T5">лись</text:span><text:change-end text:change-id="ct2292084629312"/><text:change text:change-id="ct2292084628448"/><text:change text:change-id="ct2292084618368"/><text:change-start text:change-id="ct2292084621536"/><text:span text:style-name="T5"> </text:span><text:change-end text:change-id="ct2292084621536"/><text:change text:change-id="ct2292084622112"/><text:change-start text:change-id="ct2292084631616"/><text:span text:style-name="T5">момент</text:span><text:change-end text:change-id="ct2292084631616"/><text:change-start text:change-id="ct2292084625280"/><text:span text:style-name="T6">ом</text:span><text:change-end text:change-id="ct2292084625280"/><text:span text:style-name="T3">, </text:span><text:change text:change-id="ct2292084625568"/><text:change-start text:change-id="ct2292084625856"/><text:span text:style-name="T5">когда</text:span><text:change-end text:change-id="ct2292084625856"/><text:span text:style-name="T3"> наемники отвлекли стражу</text:span><text:change-start text:change-id="ct2292084626432"/><text:span text:style-name="T3">.</text:span><text:change-end text:change-id="ct2292084626432"/><text:change-start text:change-id="ct2292084626720"/><text:span text:style-name="T3">..</text:span><text:change-end text:change-id="ct2292084626720"/><text:change text:change-id="ct2292084629600"/><text:change text:change-id="ct2292084619232"/></text:p>
            <text:p text:style-name="Text_20_body">Финал<text:change text:change-id="ct2292084632768"/><text:change-start text:change-id="ct2292084633632"/><text:span text:style-name="T3"/></text:p>
            <text:p text:style-name="P5"><text:change-end text:change-id="ct2292084633632"/>Взятый врасплох<text:change-start text:change-id="ct2292084633920"/> <text:span text:style-name="T12">наёмниками</text:span><text:change-end text:change-id="ct2292084633920"/> противник <text:change text:change-id="ct2292084634208"/>был разбит. Однако, к <text:change text:change-id="ct2292084618656"/><text:s/>удивлению Резкара<text:change-start text:change-id="ct2292084635072"/>,<text:change-end text:change-id="ct2292084635072"/><text:change text:change-id="ct2292084617504"/><text:change-start text:change-id="ct2292084759200"/> <text:change-end text:change-id="ct2292084759200"/>кто<text:change-start text:change-id="ct2292084618944"/>-<text:change-end text:change-id="ct2292084618944"/><text:change text:change-id="ct2292084619520"/>то <text:change text:change-id="ct2292084619808"/><text:change-start text:change-id="ct2292084642848"/><text:span text:style-name="T11">продолжал</text:span><text:change-end text:change-id="ct2292084642848"/> сражался внутри <text:change text:change-id="ct2292084645728"/><text:change-start text:change-id="ct2292084651200"/><text:span text:style-name="T11">храма</text:span><text:change-end text:change-id="ct2292084651200"/>. <text:change text:change-id="ct2292084646016"/><text:change-start text:change-id="ct2292084642272"/><text:soft-page-break/><office:annotation office:name="__Annotation__6269_3270115435" loext:resolved="false"><dc:creator>Тарас</dc:creator><dc:date>2024-06-07T20:04:55.633000000</dc:date><meta:creator-initials>ТТ</meta:creator-initials><text:p text:style-name="P18"><text:span text:style-name="T14">Долго</text:span></text:p></office:annotation><office:annotation-end office:name="__Annotation__6269_3270115435"/><text:change-end text:change-id="ct2292084642272"/><text:change-start text:change-id="ct2292084642560"/><text:span text:style-name="T11">Войдя внутрь</text:span><text:change-end text:change-id="ct2292084642560"/>, наемники <text:change text:change-id="ct2292084641408"/><text:change-start text:change-id="ct2292084637952"/><text:span text:style-name="T11">увидели</text:span><text:change-end text:change-id="ct2292084637952"/> <text:change text:change-id="ct2292084649760"/>тел<text:change text:change-id="ct2292084643136"/><text:change-start text:change-id="ct2292084643424"/><text:span text:style-name="T12">а</text:span><text:change-end text:change-id="ct2292084643424"/><text:change text:change-id="ct2291990199344"/><text:change text:change-id="ct2292084635936"/><text:change text:change-id="ct2291990199632"/> <text:change text:change-id="ct2292084636224"/>их недавних спутников. Посреди зала стоял вождь, его рука держала меч<text:change-start text:change-id="ct2292084644000"/>,<text:change-end text:change-id="ct2292084644000"/> по рукоять<text:change-start text:change-id="ct2292084648032"/>,<text:change-end text:change-id="ct2292084648032"/> вонзенный в плоть Шолоха. Тот<text:change-start text:change-id="ct2292084637664"/>,<text:change-end text:change-id="ct2292084637664"/> в свою очередь<text:change-start text:change-id="ct2292084651776"/>,<text:change-end text:change-id="ct2292084651776"/> схватил цепочку на груди вождя и тянул с такой силой, словно в сжимаемой руками вещице заключался весь смысл его <text:change text:change-id="ct2292084652640"/><text:change-start text:change-id="ct2292084641696"/><text:span text:style-name="T11">бытия</text:span><text:change-end text:change-id="ct2292084641696"/>. Резкар заметил шевеление губ монаха<text:change text:change-id="ct2292084652928"/><text:change text:change-id="ct2292084650912"/><text:change text:change-id="ct2292084638528"/><text:change-start text:change-id="ct2292084652064"/>.<text:change-end text:change-id="ct2292084652064"/> <text:change-start text:change-id="ct2291990201648"/><text:span text:style-name="T13">Произнесённое з</text:span><text:change-end text:change-id="ct2291990201648"/><text:change-start text:change-id="ct2292084653504"/><text:span text:style-name="T12">аклинание взорвало </text:span><text:change-end text:change-id="ct2292084653504"/>воздух между противниками <text:change text:change-id="ct2292084644288"/><text:change text:change-id="ct2292084636800"/>и их тела разлетелись, разбившись о каменные стены. <text:span text:style-name="T9">Обыскав помещение, наемники заметили тайный лаз, которым, по видимому, и воспользовались</text:span><text:change text:change-id="ct2292084638816"/><text:span text:style-name="T9"> монахи.</text:span></text:p>
          </table:table-cell>
        </table:table-row>
        <table:table-row>
          <table:table-cell table:style-name="Таблица1.A2" office:value-type="string">
            <text:p text:style-name="P8"><text:span text:style-name="T7">Сцена 6. <text:s/></text:span><text:span text:style-name="T8">Мост</text:span></text:p>
          </table:table-cell>
          <table:table-cell table:style-name="Таблица1.B2" office:value-type="string">
            <text:p text:style-name="Text_20_body">Начало</text:p>
            <text:p text:style-name="P4">Резкар продолжил работать на Лорда, выполняя самые опасные приказы. Добившись расположения, он стал одним из генералов <text:span text:style-name="T1">Brea</text:span>. Его слава росла, от него исходила зловещая, но притягательная аура и он быстро стал прославленным героем в глазах воинов и прост<text:change-start text:change-id="ct2292084639104"/><text:span text:style-name="T12">ых</text:span><text:change-end text:change-id="ct2292084639104"/><text:change text:change-id="ct2292084640544"/><text:change-start text:change-id="ct2292084653216"/> <text:span text:style-name="T12">жителей</text:span><text:change-end text:change-id="ct2292084653216"/>. <text:s/>Каждый раз, заканчивая битву решительной победой, воин ощущал в себе всё больше мощи. Всё больше становилось и войско.</text:p>
            <text:p text:style-name="P4">Ощущая такую силу в своем распоряжении, Лорд решил позариться на власть во всем королевстве Дульмир и отдал приказ атаковать гарнизон Короля у моста по дороге в столицу.</text:p>
            <text:p text:style-name="Text_20_body">Финал</text:p>
            <text:p text:style-name="Text_20_body"><text:span text:style-name="T3">Сражаясь</text:span> на узком переходе,<text:span text:style-name="T3"> Резкар </text:span>ощуща<text:span text:style-name="T3">л</text:span> <text:span text:style-name="T3">лёгкость</text:span> <text:span text:style-name="T3">в </text:span>движени<text:span text:style-name="T3">ях и без жалости рубил воинов оборонявших переправу</text:span>. <text:span text:style-name="T3">Мост был захвачен. В лагере на противоположном берегу, в шатре Лорда, заседал военный совет. <text:s/>Резкар сидел в кресле и внимательно изучал маленькое темное зернышко внутри своего амулета. Он вспоминал, что последний раз видел черноту в кристалле, когда взял его из недвижных рук монаха, так отчаянно бившегося за эту вещицу в мрачных горных залах. Тогда Резкар решил сохранить ее в память о <text:s/>доблести Шолоха.</text:span></text:p>
          </table:table-cell>
        </table:table-row>
        <table:table-row>
          <table:table-cell table:style-name="Таблица1.A2" office:value-type="string">
            <text:p text:style-name="P8"><text:span text:style-name="T7">Сцена 7. <text:s/></text:span><text:span text:style-name="T8">Генеральное сражение</text:span></text:p>
          </table:table-cell>
          <table:table-cell table:style-name="Таблица1.B2" office:value-type="string">
            <text:p text:style-name="Text_20_body">Начало</text:p>
            <text:p text:style-name="P11"><text:span text:style-name="T3">«Что это?» - спросил Лорд, потянувшись к амулету. </text:span>В момент, когда пухлая рука <text:span text:style-name="T3">дотронулась</text:span> <text:span text:style-name="T3">до</text:span> предмет<text:span text:style-name="T3">а</text:span> на ладони Резкара, <text:span text:style-name="T3">резким</text:span> взмахом меча<text:span text:style-name="T3"> бывший </text:span>наемник <text:span text:style-name="T3">оборвал жизнь своего повелителя</text:span>. <text:span text:style-name="T3">«Не сметь» - только и успела мелькнуть гневная мысль. Присутствующие не издали ни звука, застыв, прикованные могучей волей</text:span> я<text:span text:style-name="T3">щера. </text:span><text:change-start text:change-id="ct2292084637088"/></text:p>
            <text:p text:style-name="P11"><text:change-end text:change-id="ct2292084637088"/><text:change-start text:change-id="ct2292084652352"/><text:span text:style-name="T3">...</text:span><text:change-end text:change-id="ct2292084652352"/><text:span text:style-name="T3">И вот, на бескрайнем осеннем поле Резкар встретил, развернувшуюся во все знамена, армию короля, уже не </text:span><text:change text:change-id="ct2292084647744"/><text:change-start text:change-id="ct2292084635360"/><text:span text:style-name="T6">лидером</text:span><text:change-end text:change-id="ct2292084635360"/><text:span text:style-name="T3"> наемников, а командующим </text:span><text:change-start text:change-id="ct2292084648320"/><text:span text:style-name="T6">целого </text:span><text:change-end text:change-id="ct2292084648320"/><text:change text:change-id="ct2292084639392"/><text:change-start text:change-id="ct2292084635648"/><text:span text:style-name="T6">войска </text:span><text:change-end text:change-id="ct2292084635648"/><office:annotation office:name="__Annotation__6299_3270115435" loext:resolved="false"><dc:creator>Тарас</dc:creator><dc:date>2024-06-08T14:33:56.323000000</dc:date><meta:creator-initials>ТТ</meta:creator-initials><text:p text:style-name="P18"><text:span text:style-name="T14">Это надо?Вродь и так понятно</text:span></text:p></office:annotation><text:span text:style-name="T3">бывшего Лорда</text:span><text:change-start text:change-id="ct2292084649184"/><office:annotation-end office:name="__Annotation__6299_3270115435"/><text:change-end text:change-id="ct2292084649184"/><text:span text:style-name="T3">. </text:span></text:p>
            <text:p text:style-name="Text_20_body">Финал</text:p>
            <text:p text:style-name="Text_20_body"><text:span text:style-name="T3">Король отступил. </text:span>Смешанный запах <text:span text:style-name="T3">смерти</text:span> и горящих полей наполняет воздух. Г<text:span text:style-name="T3">лубоко вдыхая его горький вкус, Резкар невольно улыбнулся, ощущая удовлетворение от свершившегося. Хоть победа и была за ящером, он уже не мог остановиться и понимал, что всё закончится только с гибелью короля.</text:span></text:p>
          </table:table-cell>
        </table:table-row>
        <text:soft-page-break/>
        <table:table-row>
          <table:table-cell table:style-name="Таблица1.A2" office:value-type="string">
            <text:p text:style-name="P8"><text:span text:style-name="T7">Сцена 8. <text:s/>Брешь</text:span><text:span text:style-name="T8"> в стенах</text:span></text:p>
          </table:table-cell>
          <table:table-cell table:style-name="Таблица1.B2" office:value-type="string">
            <text:p text:style-name="P4">Начало</text:p>
            <text:p text:style-name="Text_20_body"><text:span text:style-name="T3">Армия Резкара стягивала свои полки к древнему городу Dulmir — столице королевства. Стены, украшенные вековой резьбой и фресками, вырастали перед ними, преграждая путь. Резкар чувствовал, как под влиянием приобретенной реликвии его разум погружается в темноту и безумие. Но взамен, из этой темноты, он черпал неистовую силу.</text:span><office:annotation office:name="__Annotation__6300_3270115435" loext:resolved="false"><dc:creator>Тарас</dc:creator><dc:date>2024-06-08T17:01:47.811000000</dc:date><meta:creator-initials>ТТ</meta:creator-initials><text:p text:style-name="P18"><text:span text:style-name="T14">По моему не обязательное предложение</text:span></text:p></office:annotation><text:span text:style-name="T3"> Оставалось выпустить ее наружу</text:span><text:change-start text:change-id="ct2292084650624"/><office:annotation-end office:name="__Annotation__6300_3270115435"/><text:change-end text:change-id="ct2292084650624"/><text:span text:style-name="T3">. Могучим движением</text:span> ящер ударил лапой по земле, направляя энергию к городу. Воздух <text:span text:style-name="T3">завибрировал</text:span> от силы, <office:annotation office:name="__Annotation__6301_3270115435" loext:resolved="false"><dc:creator>Тарас</dc:creator><dc:date>2024-06-08T17:03:26.200000000</dc:date><meta:creator-initials>ТТ</meta:creator-initials><text:p text:style-name="P18"><text:span text:style-name="T16">Нет связи волны и воздуха вибрирующего</text:span></text:p><text:p text:style-name="P18"><text:span text:style-name="T16">Можно написать:</text:span></text:p><text:p><text:span text:style-name="T16">"Воздух </text:span><text:span text:style-name="T14">завибрировал</text:span><text:span text:style-name="T16"> от силы. Волна прошла по земле и город вздрогнул."</text:span></text:p><text:p text:style-name="P18"><text:span text:style-name="T16"/></text:p><text:p text:style-name="P18"><text:span text:style-name="T16">Можно и убрать эту часть</text:span></text:p></office:annotation>словно <text:span text:style-name="T3">невидимая</text:span> волна расходилась кругами<text:change-start text:change-id="ct2292084644576"/><office:annotation-end office:name="__Annotation__6301_3270115435"/><text:change-end text:change-id="ct2292084644576"/>. <office:annotation office:name="__Annotation__6368_3270115435" loext:resolved="false"><dc:creator>Тарас</dc:creator><dc:date>2024-06-08T17:11:55.232000000</dc:date><meta:creator-initials>ТТ</meta:creator-initials><text:p text:style-name="P18"><text:span text:style-name="T14">Вроде бы можно написать просто — "Город вздрогнул". Стены в след. Предложении и так фигурируют</text:span></text:p></office:annotation>З<text:span text:style-name="T3">емля, стены на ней и башни и сам город вздрогнули</text:span><text:change-start text:change-id="ct2292084644864"/><office:annotation-end office:name="__Annotation__6368_3270115435"/><text:change-end text:change-id="ct2292084644864"/><text:span text:style-name="T3">. Каменная кладка, казалось монолитных стен, не выдержала и рухнула, создав громадную брешь. </text:span><text:change text:change-id="ct2292084646304"/><text:change-start text:change-id="ct2292084640832"/><text:span text:style-name="T2">В</text:span><text:change-end text:change-id="ct2292084640832"/><text:change-start text:change-id="ct2292084637376"/><text:span text:style-name="T3">ойска</text:span><text:change-end text:change-id="ct2292084637376"/><text:change text:change-id="ct2292084638240"/><text:span text:style-name="T3"> ринулись на штурм.</text:span><text:change-start text:change-id="ct2292084639680"/><text:span text:style-name="T3">..</text:span><text:change-end text:change-id="ct2292084639680"/></text:p>
            <text:p text:style-name="Text_20_body">Финал</text:p>
            <text:p text:style-name="Text_20_body">Воины <text:span text:style-name="T3">Резкара</text:span><text:change-start text:change-id="ct2292084639968"/><text:span text:style-name="T3">,</text:span><text:change-end text:change-id="ct2292084639968"/><text:span text:style-name="T3"> словно</text:span> одержимые<text:change-start text:change-id="ct2292084640256"/>,<text:change-end text:change-id="ct2292084640256"/> двигались <text:span text:style-name="T3">улицами города,</text:span> оставляя за собой лишь разрушения. <text:span text:style-name="T3">Сам бывший наемник </text:span>шел впереди всех, не зна<text:span text:style-name="T3">я</text:span> усталости <text:span text:style-name="T3">и не чувствуя жалости</text:span>. Сражение длилось до рассвета, и, когда первые лучи солнца осветили опустошенные улицы, Резкар стоял на центральной площади Dulmir, окруженный своими <office:annotation office:name="__Annotation__6408_3270115435" loext:resolved="false"><dc:creator>Тарас</dc:creator><dc:date>2024-06-08T17:24:15.172000000</dc:date><meta:creator-initials>ТТ</meta:creator-initials><text:p text:style-name="P18"><text:span text:style-name="T16">Войны вначале и войны вконце, думаю надо заменить на солдатами, или ещё как-то</text:span></text:p></office:annotation>воинами<text:change-start text:change-id="ct2292084646592"/><office:annotation-end office:name="__Annotation__6408_3270115435"/><text:change-end text:change-id="ct2292084646592"/>.</text:p>
          </table:table-cell>
        </table:table-row>
        <table:table-row>
          <table:table-cell table:style-name="Таблица1.A2" office:value-type="string">
            <text:p text:style-name="P8"><text:span text:style-name="T7">Сцена 9. <text:s/></text:span><text:span text:style-name="T8">Последняя надежда</text:span></text:p>
          </table:table-cell>
          <table:table-cell table:style-name="Таблица1.B2" office:value-type="string">
            <text:p text:style-name="Text_20_body">Начало</text:p>
            <text:p text:style-name="Text_20_body"><text:span text:style-name="T3">Остатки гарнизона и вооруженные ж</text:span>ители Dulmir собрались на <text:span text:style-name="T3">противоположном краю</text:span> площади. В их сердцах горела искра <text:span text:style-name="T3">последней</text:span> надежды <text:span text:style-name="T3">и вера</text:span>, что даже против<text:span text:style-name="T3"> </text:span>безумной силы Резкара у них есть шанс. С криками борьбы и молитвами, они <text:span text:style-name="T3">стойко</text:span> встретили врага. И хотя Резкар, погло<text:span text:style-name="T3">щенный мощью артефакта</text:span>, продолжал свой путь разрушения, героический дух з<text:span text:style-name="T3">ащитников Dulmir </text:span>заставил его сердце на мгновение <text:span text:style-name="T3">встрепенуться</text:span> перед лицом их стойкости и мужества. </text:p>
            <text:p text:style-name="Text_20_body">Финал</text:p>
            <text:p text:style-name="P12">Городская площадь,<text:span text:style-name="T3"> ранее — место радости </text:span>и веселья, стала ареной трагедии. Мертвый город.<text:change-start text:change-id="ct2292084648608"/>..<text:change-end text:change-id="ct2292084648608"/> <text:change-start text:change-id="ct2292084646880"/></text:p>
            <text:p text:style-name="P12"><text:change-end text:change-id="ct2292084646880"/>Последние истрепанные остатки войска Резкара двигались к замку короля. Их оставалось слишком мало, они были покрыты кровью, потом и грязью, но полны торжества и злобы.</text:p>
          </table:table-cell>
        </table:table-row>
        <table:table-row>
          <table:table-cell table:style-name="Таблица1.A2" office:value-type="string">
            <text:p text:style-name="P8"><text:span text:style-name="T7">Сцена </text:span><text:span text:style-name="T8">10. Корона чья?</text:span><text:span text:style-name="T7"> </text:span></text:p>
          </table:table-cell>
          <table:table-cell table:style-name="Таблица1.B2" office:value-type="string">
            <text:p text:style-name="Text_20_body">Начало.</text:p>
            <text:p text:style-name="Text_20_body">В самом сердце крепости, под сводами древнего замка, развернулась последняя битва. Резкар, вместе с верными ему воинами, столкнулся с личной гвардией великого правителя. Эхо стального грохота и <text:span text:style-name="T3">стоны</text:span> раненых заполнил<text:span text:style-name="T3">и</text:span> залы. Властелин, <text:span text:style-name="T3">слыша приближающийся гул схватки</text:span>, <text:span text:style-name="T3">все крепче </text:span>сжимал жезл власти, готовый защищать свой трон до последнего вздоха. Он знал, что каждый момент может стать решающим в этой <text:span text:style-name="T3">последней битве</text:span> за судьбу королевства. </text:p>
            <text:p text:style-name="Text_20_body">Финал.</text:p>
            <text:p text:style-name="P4"><text:soft-page-break/>Властелин, изможденный, но непреклонный, встретил Резкара лицом к лицу. Клинки скрестились с оглушительным звоном. С каждым ударом Резкар все сильнее теснил короля, пока наконец его клинок не прорвал защиту и не вонзился в грудь правителя. Властелин пал на колени, <office:annotation office:name="__Annotation__8292_3270115435" loext:resolved="false"><dc:creator>Тарас</dc:creator><dc:date>2024-06-08T18:16:46.352000000</dc:date><meta:creator-initials>ТТ</meta:creator-initials><text:p text:style-name="P19"><text:span text:style-name="T15">Почему черная?</text:span></text:p></office:annotation>черная кровь<text:change-start text:change-id="ct2291990201360"/><office:annotation-end office:name="__Annotation__8292_3270115435"/><text:change-end text:change-id="ct2291990201360"/> хлынула из раны. Жезл выпал из его ослабевших пальцев и зазвенел по мраморным плитам тронного зала, упершись в ноги Резкара. Залы замка содрогнулись от ликующих криков – победа была достигнута. </text:p>
          </table:table-cell>
        </table:table-row>
        <table:table-row>
          <table:table-cell table:style-name="Таблица1.A2" office:value-type="string">
            <text:p text:style-name="P5">Финал</text:p>
          </table:table-cell>
          <table:table-cell table:style-name="Таблица1.B2" office:value-type="string">
            <text:p text:style-name="P4">На троне, темном и липком от крови, восседает новый король, взирая на пустые залы дворца, пустые улицы города, на пустые земли и пустоту внутри себя. А рядом, положа длань на плечо Резкара, радостно и удовлетворенно хихикало Зло, уже не скрываясь в недрах старинной дивной вещицы из разрушенного монастыря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21:46:03.13</meta:creation-date>
    <dc:date>2024-06-08T18:23:38.023000000</dc:date>
    <meta:editing-duration>P1DT4H33M33S</meta:editing-duration>
    <meta:editing-cycles>40</meta:editing-cycles>
    <meta:generator>LibreOffice/7.6.4.1$Windows_X86_64 LibreOffice_project/e19e193f88cd6c0525a17fb7a176ed8e6a3e2aa1</meta:generator>
    <dc:creator>Тарас</dc:creator>
    <meta:document-statistic meta:table-count="1" meta:image-count="0" meta:object-count="0" meta:page-count="5" meta:paragraph-count="64" meta:word-count="1476" meta:character-count="10040" meta:non-whitespace-character-count="8600"/>
  </office:meta>
</office:document-meta>
</file>